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7T08:27:50</dc:date>
    <meta:editing-duration>PT7H10M8S</meta:editing-duration>
    <meta:editing-cycles>122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1" meta:word-count="68" meta:character-count="629" meta:non-whitespace-character-count="579"/>
  </office:meta>
</office:document-meta>
</file>